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, 'Ubuntu Beta Mono A', Consolas, 'Bitstream Vera Sans Mono', 'Courier New', Courier, monospace"/>
    <style:font-face style:name="Liberation Serif1" svg:font-family="'Liberation Serif'" style:font-family-generic="roman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86693" officeooo:paragraph-rsid="00186693" style:font-size-asian="12pt" style:font-size-complex="12pt"/>
    </style:style>
    <style:style style:name="P2" style:family="paragraph" style:parent-style-name="Standard">
      <style:text-properties fo:font-variant="normal" fo:text-transform="none" fo:color="#222222" style:font-name="Liberation Serif" fo:font-size="12pt" fo:letter-spacing="normal" fo:font-style="normal" fo:font-weight="normal" officeooo:rsid="001a3b05" officeooo:paragraph-rsid="001a3b05" style:font-size-asian="12pt" style:font-size-complex="12pt"/>
    </style:style>
    <style:style style:name="P3" style:family="paragraph" style:parent-style-name="Standard">
      <style:text-properties style:font-name="Liberation Serif" fo:font-size="12pt" officeooo:rsid="00136d46" officeooo:paragraph-rsid="00136d46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3b8ed" officeooo:paragraph-rsid="0013b8ed" style:font-size-asian="12pt" style:font-size-complex="12pt"/>
    </style:style>
    <style:style style:name="P5" style:family="paragraph" style:parent-style-name="Standard">
      <style:text-properties style:font-name="Liberation Serif" fo:font-size="12pt" officeooo:rsid="0013b8ed" officeooo:paragraph-rsid="0015dd93" style:font-size-asian="12pt" style:font-size-complex="12pt"/>
    </style:style>
    <style:style style:name="P6" style:family="paragraph" style:parent-style-name="Standard">
      <style:text-properties style:font-name="Liberation Serif" fo:font-size="12pt" officeooo:rsid="0013b8ed" officeooo:paragraph-rsid="0016dd68" style:font-size-asian="12pt" style:font-size-complex="12pt"/>
    </style:style>
    <style:style style:name="P7" style:family="paragraph" style:parent-style-name="Standard">
      <style:text-properties style:font-name="Liberation Serif" fo:font-size="12pt" officeooo:rsid="001596fb" officeooo:paragraph-rsid="001596fb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5dd93" officeooo:paragraph-rsid="0015dd93" style:font-size-asian="12pt" style:font-size-complex="12pt"/>
    </style:style>
    <style:style style:name="P9" style:family="paragraph" style:parent-style-name="Standard">
      <style:text-properties style:font-name="Liberation Serif" fo:font-size="12pt" officeooo:rsid="0016dd68" officeooo:paragraph-rsid="0016dd68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82aa8" officeooo:paragraph-rsid="00182aa8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86693" officeooo:paragraph-rsid="00186693" style:font-size-asian="12pt" style:font-size-complex="12pt"/>
    </style:style>
    <style:style style:name="P12" style:family="paragraph" style:parent-style-name="Standard">
      <style:text-properties style:font-name="Liberation Serif" fo:font-size="12pt" officeooo:paragraph-rsid="001cef0c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1eb836" officeooo:paragraph-rsid="001eb836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204fe4" officeooo:paragraph-rsid="00204fe4" style:font-size-asian="12pt" style:font-size-complex="12pt"/>
    </style:style>
    <style:style style:name="P15" style:family="paragraph" style:parent-style-name="Preformatted_20_Text">
      <style:text-properties style:font-name="Liberation Serif" fo:font-size="12pt" officeooo:rsid="001eb836" officeooo:paragraph-rsid="001eb836" style:font-size-asian="12pt" style:font-size-complex="12pt"/>
    </style:style>
    <style:style style:name="P16" style:family="paragraph" style:parent-style-name="Preformatted_20_Text">
      <style:paragraph-properties fo:margin-top="0in" fo:margin-bottom="0in" style:contextual-spacing="false" style:line-height-at-least="0.1665in" fo:text-align="start" style:justify-single-word="false" fo:padding="0in" fo:border="none"/>
    </style:style>
    <style:style style:name="T1" style:family="text">
      <style:text-properties officeooo:rsid="001596fb"/>
    </style:style>
    <style:style style:name="T2" style:family="text">
      <style:text-properties style:font-name-asian="Liberation Serif1" style:font-name-complex="Liberation Serif1"/>
    </style:style>
    <style:style style:name="T3" style:family="text">
      <style:text-properties officeooo:rsid="0013b8ed" style:font-name-asian="Liberation Serif1" style:font-name-complex="Liberation Serif1"/>
    </style:style>
    <style:style style:name="T4" style:family="text">
      <style:text-properties officeooo:rsid="00182aa8" style:font-name-asian="Liberation Serif1" style:font-name-complex="Liberation Serif1"/>
    </style:style>
    <style:style style:name="T5" style:family="text">
      <style:text-properties officeooo:rsid="0015dd93" style:font-name-asian="Liberation Serif1" style:font-name-complex="Liberation Serif1"/>
    </style:style>
    <style:style style:name="T6" style:family="text">
      <style:text-properties officeooo:rsid="0016dd68" style:font-name-asian="Liberation Serif1" style:font-name-complex="Liberation Serif1"/>
    </style:style>
    <style:style style:name="T7" style:family="text">
      <style:text-properties fo:font-variant="normal" fo:text-transform="none" fo:color="#222222" style:font-name="Ubuntu Mono" fo:font-size="9.75pt" fo:letter-spacing="normal" fo:font-style="normal" fo:font-weight="normal" fo:background-color="#eeeeee" loext:char-shading-value="0" fo:padding="0in" fo:border="none"/>
    </style:style>
    <style:style style:name="T8" style:family="text">
      <style:text-properties fo:font-variant="normal" fo:text-transform="none" fo:color="#222222" fo:letter-spacing="normal" fo:font-style="normal" fo:font-weight="normal" officeooo:rsid="001cef0c"/>
    </style:style>
    <style:style style:name="T9" style:family="text">
      <style:text-properties fo:font-variant="normal" fo:text-transform="none" fo:color="#222222" fo:letter-spacing="normal" fo:font-style="normal" fo:font-weight="normal" style:font-name-asian="Liberation Serif1" style:font-name-complex="Liberation Serif1"/>
    </style:style>
    <style:style style:name="T10" style:family="text">
      <style:text-properties fo:font-variant="normal" fo:text-transform="none" fo:color="#222222" fo:letter-spacing="normal" fo:font-style="normal" fo:font-weight="normal" officeooo:rsid="0016dd68" style:font-name-asian="Liberation Serif1" style:font-name-complex="Liberation Serif1"/>
    </style:style>
    <style:style style:name="T11" style:family="text">
      <style:text-properties fo:font-variant="normal" fo:text-transform="none" fo:color="#222222" fo:letter-spacing="normal" fo:font-style="normal" fo:font-weight="normal" officeooo:rsid="001cef0c" style:font-name-asian="Liberation Serif1" style:font-name-complex="Liberation Serif1"/>
    </style:style>
    <style:style style:name="T12" style:family="text">
      <style:text-properties fo:font-variant="normal" fo:text-transform="none" fo:color="#222222" fo:letter-spacing="normal" fo:font-style="normal" fo:font-weight="normal" officeooo:rsid="001eb836" style:font-name-asian="Liberation Serif1" style:font-name-complex="Liberation Serif1"/>
    </style:style>
    <style:style style:name="T13" style:family="text">
      <style:text-properties officeooo:rsid="00204f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f: a tautology is a statement form that is always true regardless of the truth values of statements substituted for its statement varibles “t”</text:p>
      <text:p text:style-name="P3"/>
      <text:p text:style-name="P3"/>
      <text:p text:style-name="P3">def: a contradiction is a statement form that is always false reguardless of the truth values of the statements subsututed for its statement varibles. “c”</text:p>
      <text:p text:style-name="P3"/>
      <text:p text:style-name="P3">Example “x != x”</text:p>
      <text:p text:style-name="P3"/>
      <text:p text:style-name="P3">p<text:tab/>t<text:tab/>p^t</text:p>
      <text:p text:style-name="P3"/>
      <text:p text:style-name="P3">t<text:tab/>t<text:tab/>t<text:tab/></text:p>
      <text:p text:style-name="P3">f<text:tab/>t<text:tab/>f</text:p>
      <text:p text:style-name="P3"/>
      <text:p text:style-name="P4">p <text:span text:style-name="T2">≡</text:span> p^<text:span text:style-name="T1">t</text:span></text:p>
      <text:p text:style-name="P4"/>
      <text:p text:style-name="P4">p<text:tab/>c<text:tab/>p^c</text:p>
      <text:p text:style-name="P4">t<text:tab/>f<text:tab/>f</text:p>
      <text:p text:style-name="P4">f<text:tab/>f<text:tab/>f</text:p>
      <text:p text:style-name="P4"/>
      <text:p text:style-name="P4"/>
      <text:p text:style-name="P7">logical equivlence </text:p>
      <text:p text:style-name="P7">communitive : p^q <text:span text:style-name="T3">≡ </text:span><text:span text:style-name="T2">q^p, p or q </text:span><text:span text:style-name="T3">≡ </text:span><text:span text:style-name="T2">q or p</text:span></text:p>
      <text:p text:style-name="P7"/>
      <text:p text:style-name="P7"><text:span text:style-name="T2">associative : (p or q) ^ r </text:span><text:span text:style-name="T3">≡ </text:span><text:span text:style-name="T2">p or (q and r)</text:span></text:p>
      <text:p text:style-name="P7"/>
      <text:p text:style-name="P7"><text:span text:style-name="T2">disributive: p and ( q or r) </text:span><text:span text:style-name="T3">≡ </text:span><text:span text:style-name="T4">(</text:span><text:span text:style-name="T2">p and q</text:span><text:span text:style-name="T4">)</text:span><text:span text:style-name="T2"> (p and r)</text:span></text:p>
      <text:p text:style-name="P7"/>
      <text:p text:style-name="P7"><text:span text:style-name="T2">identity; p and t </text:span><text:span text:style-name="T3">≡ </text:span><text:span text:style-name="T2">p ; p or t </text:span><text:span text:style-name="T3">≡ </text:span><text:span text:style-name="T2">t p and c </text:span><text:span text:style-name="T3">≡ </text:span><text:span text:style-name="T2">c ; p or c </text:span><text:span text:style-name="T3">≡ </text:span><text:span text:style-name="T2">p</text:span></text:p>
      <text:p text:style-name="P7"/>
      <text:p text:style-name="P7"><text:span text:style-name="T2">negation : ~(~p)</text:span><text:span text:style-name="T3">≡</text:span><text:span text:style-name="T2">p; p or ~p </text:span><text:span text:style-name="T3">≡ </text:span><text:span text:style-name="T2">t ; p and ~p </text:span><text:span text:style-name="T3">≡ </text:span><text:span text:style-name="T2">c</text:span></text:p>
      <text:p text:style-name="P7"><text:span text:style-name="T2"><text:s/></text:span></text:p>
      <text:p text:style-name="P7"><text:span text:style-name="T2">idempotent : p and p </text:span><text:span text:style-name="T3">≡ </text:span><text:span text:style-name="T2">p ; p or p </text:span><text:span text:style-name="T3">≡ </text:span><text:span text:style-name="T2">p</text:span></text:p>
      <text:p text:style-name="P7"/>
      <text:p text:style-name="P7"><text:span text:style-name="T2">universal bund ; p or t </text:span><text:span text:style-name="T3">≡ </text:span><text:span text:style-name="T2">t</text:span></text:p>
      <text:p text:style-name="P7"/>
      <text:p text:style-name="P7"><text:span text:style-name="T2">demorgans laws : ~(pand q) </text:span><text:span text:style-name="T3">≡ </text:span><text:span text:style-name="T2">~p or ~q; ~(p or q) </text:span><text:span text:style-name="T3">≡ </text:span><text:span text:style-name="T2">~p and ~q</text:span></text:p>
      <text:p text:style-name="P7"/>
      <text:p text:style-name="P7"><text:span text:style-name="T2">absorption: p or (p and q) </text:span><text:span text:style-name="T3">≡ </text:span><text:span text:style-name="T2">p ; p and (p or q) </text:span><text:span text:style-name="T3">≡ </text:span><text:span text:style-name="T2">p</text:span></text:p>
      <text:p text:style-name="P7"/>
      <text:p text:style-name="P7"><text:span text:style-name="T2">10 ~t</text:span><text:span text:style-name="T3">≡ </text:span><text:span text:style-name="T2">c; ~c </text:span><text:span text:style-name="T3">≡ </text:span><text:span text:style-name="T2">t</text:span></text:p>
      <text:p text:style-name="P7"/>
      <text:p text:style-name="P7"/>
      <text:p text:style-name="P7"><text:line-break/><text:line-break/><text:line-break/><text:line-break/><text:line-break/><text:line-break/></text:p>
      <text:p text:style-name="P8"><text:soft-page-break/><text:span text:style-name="T2">~(~p and q) and ( p or q) </text:span><text:span text:style-name="T3">≡ </text:span><text:span text:style-name="T2">p </text:span></text:p>
      <text:p text:style-name="P8"/>
      <text:p text:style-name="P8"><text:span text:style-name="T2">~(~p and q) and (p or q)</text:span></text:p>
      <text:p text:style-name="P5"><text:span text:style-name="T2">≡ </text:span><text:span text:style-name="T5">9~(~p) or (~q) and (p or q)</text:span></text:p>
      <text:p text:style-name="P5"><text:span text:style-name="T5">≡</text:span><text:span text:style-name="T6">(p or ~q) and <text:s/>(p or q) </text:span></text:p>
      <text:p text:style-name="P6"><text:span text:style-name="T6">≡ p or (~q and q)</text:span></text:p>
      <text:p text:style-name="P6"><text:span text:style-name="T6">≡ p or c</text:span></text:p>
      <text:p text:style-name="P6"><text:span text:style-name="T6">≡p</text:span></text:p>
      <text:p text:style-name="P9"><text:span text:style-name="T2">negation law</text:span></text:p>
      <text:p text:style-name="P9"><text:span text:style-name="T2"/></text:p>
      <text:p text:style-name="P5"><text:span text:style-name="T5"/></text:p>
      <text:p text:style-name="P7"/>
      <text:p text:style-name="P10"><text:span text:style-name="T2">chapter 2.2 conditional statements </text:span></text:p>
      <text:p text:style-name="P10"/>
      <text:p text:style-name="P10"><text:span text:style-name="T2">“ if …. then “</text:span></text:p>
      <text:p text:style-name="P10"><text:span text:style-name="T2">“ if p then q”</text:span></text:p>
      <text:p text:style-name="P10"><text:span text:style-name="T2">“ p inplies q “<text:line-break/>“p =&gt;q”</text:span></text:p>
      <text:p text:style-name="P10"/>
      <text:p text:style-name="P10"><text:span text:style-name="T2">p<text:tab/>q<text:tab/>p=&gt;q</text:span></text:p>
      <text:p text:style-name="P10"><text:span text:style-name="T2">t<text:tab/>t<text:tab/>t</text:span></text:p>
      <text:p text:style-name="P10"><text:span text:style-name="T2">t<text:tab/>f<text:tab/>f</text:span></text:p>
      <text:p text:style-name="P10"><text:span text:style-name="T2">f<text:tab/>t<text:tab/>t</text:span></text:p>
      <text:p text:style-name="P10"><text:span text:style-name="T2">f<text:tab/>f<text:tab/>t</text:span></text:p>
      <text:p text:style-name="P10"/>
      <text:p text:style-name="P10"/>
      <text:p text:style-name="P11"><text:span text:style-name="T2">p = “ I buy groceries”</text:span></text:p>
      <text:p text:style-name="P11"><text:span text:style-name="T2">q = “ i'll make dinner”</text:span></text:p>
      <text:p text:style-name="P11"/>
      <text:p text:style-name="P11"><text:span text:style-name="T2">“ if I buy groceries then I'll make dinner”</text:span></text:p>
      <text:p text:style-name="P1"/>
      <text:p text:style-name="P1"/>
      <text:p text:style-name="P2">p<text:tab/>q<text:tab/>~p<text:tab/>~p or q<text:tab/>p=&gt;q</text:p>
      <text:p text:style-name="P2">t<text:tab/>t<text:tab/>f<text:tab/>t<text:tab/><text:tab/>t</text:p>
      <text:p text:style-name="P2">t<text:tab/>f<text:tab/>f<text:tab/>f<text:tab/><text:tab/>f</text:p>
      <text:p text:style-name="P2">f<text:tab/>t<text:tab/>t<text:tab/>t<text:tab/><text:tab/>t</text:p>
      <text:p text:style-name="P2">f<text:tab/>f<text:tab/>t<text:tab/>t<text:tab/><text:tab/>t</text:p>
      <text:p text:style-name="P2"/>
      <text:p text:style-name="P12"><text:span text:style-name="T8">p=&gt;q </text:span><text:span text:style-name="T10">≡ </text:span><text:span text:style-name="T11">~p or p</text:span></text:p>
      <text:p text:style-name="P12"/>
      <text:p text:style-name="P12"/>
      <text:p text:style-name="P12"><text:span text:style-name="T11">“ </text:span><text:span text:style-name="T12">only if”</text:span></text:p>
      <text:p text:style-name="P12"><text:span text:style-name="T12">“p only if q”</text:span></text:p>
      <text:p text:style-name="P12"/>
      <text:p text:style-name="P13"><text:span text:style-name="T9">means “ if not q then not p”</text:span></text:p>
      <text:p text:style-name="P13">≡ <text:s/>' if p then q”</text:p>
      <text:p text:style-name="P13">p=&gt;q</text:p>
      <text:p text:style-name="P13"/>
      <text:p text:style-name="P13"/>
      <text:p text:style-name="P13"><text:soft-page-break/>order of operations </text:p>
      <text:p text:style-name="P13">1. ~</text:p>
      <text:p text:style-name="P13">2. and , or</text:p>
      <text:p text:style-name="P13">3. =&gt;, &lt;=<text:span text:style-name="T13">&gt;</text:span></text:p>
      <text:p text:style-name="P13"/>
      <text:p text:style-name="P14">p is a suffencent condition for q is the same as “ if p then q”</text:p>
      <text:p text:style-name="P14"/>
      <text:p text:style-name="P13"/>
      <text:p text:style-name="P13"/>
      <text:p text:style-name="P13"/>
      <text:p text:style-name="P15"><text:span text:style-name="Source_20_Text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, 'Ubuntu Beta Mono A', Consolas, 'Bitstream Vera Sans Mono', 'Courier New', Courier, monospace"/>
    <style:font-face style:name="Liberation Serif1" svg:font-family="'Liberation Serif'" style:font-family-generic="roman"/>
    <style:font-face style:name="DejaVu Sans1" svg:font-family="'DejaVu Sans'" style:font-family-generic="swiss"/>
    <style:font-face style:name="Liberation Mono" svg:font-family="'Liberation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1" style:font-family-asian="'WenQuanYi Micro Hei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9:54:24.488696593</meta:creation-date>
    <dc:date>2014-08-26T10:59:32.472164483</dc:date>
    <meta:editing-duration>PT51M32S</meta:editing-duration>
    <meta:editing-cycles>12</meta:editing-cycles>
    <meta:generator>LibreOffice/4.2.6.2$Linux_X86_64 LibreOffice_project/420m0$Build-2</meta:generator>
    <meta:document-statistic meta:table-count="0" meta:image-count="0" meta:object-count="0" meta:page-count="3" meta:paragraph-count="59" meta:word-count="395" meta:character-count="1413" meta:non-whitespace-character-count="1056"/>
  </office:meta>
</office:document-meta>
</file>